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C0000001A9B54869D1C0B8FD5.png" manifest:media-type="image/png"/>
  <manifest:file-entry manifest:full-path="Pictures/1000030600000B27000002AA08FAC970B6B1EFE1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00" draw:textarea-horizontal-align="justify" draw:textarea-vertical-align="middle" draw:auto-grow-height="false" fo:min-height="7.923cm" fo:min-width="7.584cm"/>
    </style:style>
    <style:style style:name="gr2" style:family="graphic" style:parent-style-name="standard">
      <style:graphic-properties draw:fill-color="#ffff00" draw:textarea-vertical-align="middle" draw:auto-grow-height="false" fo:min-height="2.029cm" fo:min-width="0.559cm"/>
    </style:style>
    <style:style style:name="gr3" style:family="graphic" style:parent-style-name="standard">
      <style:graphic-properties draw:textarea-vertical-align="middle" draw:auto-grow-height="false" fo:min-height="0.87cm" fo:min-width="0.0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cc9900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43cm" svg:height="11.557cm" svg:x="5.318cm" svg:y="7.858cm">
          <text:p text:style-name="P1">Akna Lakmini</text:p>
          <text:p text:style-name="P1">170201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318cm" svg:height="7.239cm" svg:x="8.493cm" svg:y="19.92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3" draw:text-style-name="P1" draw:layer="layout" svg:width="2.159cm" svg:height="3.556cm" svg:x="10.144cm" svg:y="14.84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4" draw:text-style-name="P1" draw:layer="layout" svg:width="15.479cm" svg:height="3.693cm" svg:x="3.936cm" svg:y="1.659cm">
          <draw:image xlink:href="Pictures/1000030600000B27000002AA08FAC970B6B1EFE1.svg" xlink:type="simple" xlink:show="embed" xlink:actuate="onLoad">
            <text:p/>
          </draw:image>
          <draw:image xlink:href="Pictures/100002010000006C0000001A9B54869D1C0B8FD5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09:56:58.466772420</meta:creation-date>
    <dc:date>2018-02-19T15:54:13.538896443</dc:date>
    <meta:editing-duration>PT37M3S</meta:editing-duration>
    <meta:editing-cycles>3</meta:editing-cycles>
    <meta:generator>LibreOffice/5.1.6.2$Linux_X86_64 LibreOffice_project/10m0$Build-2</meta:generator>
    <meta:document-statistic meta:object-count="4"/>
  </office:meta>
</office:document-meta>
</file>